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E00000366B58B919F.png"/>
  <manifest:file-entry manifest:media-type="image/png" manifest:full-path="Pictures/10000000000004BE00000366B05E8B91.png"/>
  <manifest:file-entry manifest:media-type="image/png" manifest:full-path="Pictures/10000000000004BE00000366DCF147A5.png"/>
  <manifest:file-entry manifest:media-type="image/png" manifest:full-path="Pictures/10000000000004BE00000366778C572A.png"/>
  <manifest:file-entry manifest:media-type="image/png" manifest:full-path="Pictures/10000000000004BE0000036615DD6CB1.png"/>
  <manifest:file-entry manifest:media-type="image/png" manifest:full-path="Pictures/10000000000004BE000003669EF34EF0.png"/>
  <manifest:file-entry manifest:media-type="image/png" manifest:full-path="Pictures/10000000000004BE0000036667441ED7.png"/>
  <manifest:file-entry manifest:media-type="image/png" manifest:full-path="Pictures/10000000000004BE00000366A4C38967.png"/>
  <manifest:file-entry manifest:media-type="image/png" manifest:full-path="Pictures/10000000000004BE00000366A800BC80.png"/>
  <manifest:file-entry manifest:media-type="image/png" manifest:full-path="Pictures/10000000000004BE00000366CEB5794E.png"/>
  <manifest:file-entry manifest:media-type="image/png" manifest:full-path="Pictures/10000000000004BE00000366654BFE78.png"/>
  <manifest:file-entry manifest:media-type="image/png" manifest:full-path="Pictures/10000000000004BE00000366919C2A77.png"/>
  <manifest:file-entry manifest:media-type="image/png" manifest:full-path="Pictures/10000000000004BE00000366720425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DCF147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A800BC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CEB579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919C2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67441E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B05E8B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654BFE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A4C389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720425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9EF34E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778C57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15DD6C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1" draw:layer="layout" svg:width="27.999cm" svg:height="20.065cm" svg:x="0.179cm" svg:y="0.618cm">
          <draw:image xlink:href="Pictures/10000000000004BE00000366B58B91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lien Gossa</meta:initial-creator>
    <meta:creation-date>2009-09-12T13:01:06.22</meta:creation-date>
    <meta:editing-duration>PT00H13M27S</meta:editing-duration>
    <meta:editing-cycles>3</meta:editing-cycles>
    <dc:date>2009-09-12T13:14:15.55</dc:date>
    <dc:creator>Julien Gossa</dc:creator>
    <meta:generator>OpenOffice.org/3.1$Win32 OpenOffice.org_project/310m11$Build-9399</meta:generator>
    <meta:document-statistic meta:object-count="60"/>
  </office:meta>
</office:document-meta>
</file>